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307in"/>
    </style:style>
    <style:style style:name="co2" style:family="table-column">
      <style:table-column-properties fo:break-before="auto" style:column-width="0.6646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2.6945in"/>
    </style:style>
    <style:style style:name="co5" style:family="table-column">
      <style:table-column-properties fo:break-before="auto" style:column-width="0.8681in"/>
    </style:style>
    <style:style style:name="co6" style:family="table-column">
      <style:table-column-properties fo:break-before="auto" style:column-width="2.6626in"/>
    </style:style>
    <style:style style:name="co7" style:family="table-column">
      <style:table-column-properties fo:break-before="auto" style:column-width="0.3465in"/>
    </style:style>
    <style:style style:name="co8" style:family="table-column">
      <style:table-column-properties fo:break-before="auto" style:column-width="1.84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ke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ke_name</text:p>
          </table:table-cell>
          <table:table-cell office:value-type="string" calcext:value-type="string">
            <text:p>ke_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b79b2-8378-40e1-a86a-f7ccf434c17c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UM</text:p>
          </table:table-cell>
          <table:table-cell/>
        </table:table-row>
        <table:table-row table:style-name="ro1">
          <table:table-cell office:value-type="string" calcext:value-type="string">
            <text:p>43f3f26e-4cbc-450f-820f-0edc30ebf347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formula="of:=AVERAGE([.B2:.B395])" office:value-type="float" office:value="5.25380710659899" calcext:value-type="float">
            <text:p>5.25380710659899</text:p>
          </table:table-cell>
          <table:table-cell table:formula="of:=SUM([.B2:.B395])" office:value-type="float" office:value="2070" calcext:value-type="float">
            <text:p>2070</text:p>
          </table:table-cell>
          <table:table-cell/>
        </table:table-row>
        <table:table-row table:style-name="ro1">
          <table:table-cell office:value-type="string" calcext:value-type="string">
            <text:p>8bb4142d-c24a-4a4e-bf4e-c1daf5e9aa9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bddcb3-fb0a-41cd-b3bc-b90f4972815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072e9-e32c-4cbb-889d-b52be1ebc23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0e5bd4-4228-485e-97d5-625625fea31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b21fde-7341-458f-9761-525d9696c17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e8de7f-4474-4fce-872f-b471fb02d89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a6c0f2-8466-4e7d-926d-b9d9513a391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formula="of:=2070+573+2543"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898ba819-29fc-43c0-b4fe-e488ea1d4db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43fdf-0e78-433b-bb65-4594c1dd9be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c9616a-68a7-4f74-876d-3ad91450dec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d53a03-0ba3-44d1-b3ee-fbeee68838e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14079b-2828-4efd-adc3-c9d839796bf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e72cf3-1c80-4a7a-8bf7-e7bacbab171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786b6c-67b5-4225-b9bb-f468f2605b6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04f799-db07-476e-94a3-f4277f4a4e4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695d10-2cc7-4ec9-b2f3-8e6be060ff7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288f21-8959-4e0c-92c3-d8a94852259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b55e09-69a2-4ad9-8c2c-4aaf5a956e8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fd170-faee-4372-ba9e-f93e19b8c6e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d00277-566d-4994-85cb-9656f69e76c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87095e-426a-4fd8-809e-a664bca44d4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6f1ce2-48ef-4770-9b13-952e897c62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36bc0e-0eff-403e-a229-1a2e74ddc6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fdaa63-f0fd-4343-9ec7-5647c8472fb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4e5be-e016-4ef6-bde8-749e1593862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4bb33-8521-4794-abb2-316562c8457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95522-0ea0-4720-b6b0-43d9a542ec0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d822de-c71f-4a57-a4fa-b5fa1b4552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1e878c-cf35-4ce1-8525-6559c2f8281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a10e62-9e3a-4561-99aa-5065d8dd038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e5edea-a1ac-4075-86aa-1caa2aae0a5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dec470-af5a-453f-a684-7a74b77a9c4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41acf3-7d3d-4362-9900-4624ec17dd9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644ad6-52e8-4276-aa98-decb4a8711e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e52fdc-174b-497e-9666-5510ca2059f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d18f7-ef99-41ba-b2bd-5afd1c61d8e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b8ad33-c1c2-4ca8-a4ff-cb703b339fd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e9ed78-8ba1-4acf-a408-92321865d5f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03479b-2b48-4116-876c-6aeda107cb6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a02f09-a342-4f83-8aff-310f0fd82b8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aa44f3-62c0-48a4-82cd-cb0bfd93270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54501a-e1d2-4564-a61e-638dd729c90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7c903a-5075-47a4-a2b1-a9dfc3f4b24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238620-cd0a-4d85-9924-a3bd50d42ee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f97a2-c9a8-4895-8996-dc1aba0d995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0ac31-2320-4189-b5fd-30d2f0666f5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780bf5-bec6-4bf2-b028-878579acb97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5e248d-ba02-46e0-8efc-d9f1ccea561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9d00d-25e1-43c3-8be8-1a8e80bba38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00f381-b0d9-4ae4-a408-64bf06ffcc7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de7f8-e587-4382-a1be-07347807d10c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e41a1c-1d8c-4b34-accb-1710bbc0644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3efa7a-ff70-4144-9381-8e6573a1e15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ff4606-35af-4ac1-8045-ab0a091a135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0433c3-1e2a-453a-ba16-aef02753f58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ac0675-7a7a-431d-8230-e4c3b733db4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167f4b-d2e5-4226-8b71-7f3616d280f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e80775-2f02-49a1-9698-188938d46b9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a8de5e-44f7-41e3-97e4-c82b7e17b16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c58937-cfb6-4dc8-85dd-8b524d5b5e3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846878-4748-4528-85de-8ab499e7862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823d5-7a00-46f6-9475-6fcbb011804f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41241-17ce-4611-be52-7a3da584a26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356a4-ebd4-4a58-bf10-5feb11f1dd8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5212eb-775a-4259-8d57-fc8a8ee367e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2f426-1af1-41b4-8bea-0058d341ad7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f2eba1-6de5-4b50-b311-fb3f775754c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d89778-f444-4b6b-ad93-b3fd5381f86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45b213-ed81-4710-b241-971fcc36a78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1df27-6378-48e2-8b4e-7fe7b64f794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742699-49e9-482c-be69-d083a9bbc87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35c26a-f2d5-4055-aa31-5b58b85924a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957f4a-9f4a-4a94-9aa4-09556b555f3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f63ad7-87b5-44f7-9ad4-97967a3d590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b30fc0-4d7d-4f40-ba6f-319bf6e08d0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d55b551-95fb-45b3-8734-7160c74a887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b6b933-dab8-46df-a2fc-c20280beda9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ff908c-f00b-4dd8-82e6-3b8312a07a7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a8aece-119c-4f87-a687-cfb29f86bd8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845fc0-b547-4a9c-bcd2-8f16226dccd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af763b-f106-4c2c-b2b0-c5c25a48245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cead01-c507-4684-b231-1f6b8772b5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79095d-fe23-4470-8ced-ffad000aea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de70ff-09a4-4468-85f4-03c6adae85a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14b08a-bc2e-47f1-b11c-b6ebd075318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6f4174e-aaa6-4996-8483-87d5fea146c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b7897f-f262-4552-8585-5619f692592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5d811-1e62-44ff-ae00-6783e43dad2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d16455-4ca4-41ce-8d1d-8825ae9e668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fbfda5-c110-4fcc-8cb7-fea1ec0b131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6a0879-9d9e-445e-8616-23a0d8220ac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7ce182-626d-49f4-a637-ac1c8bc2539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f492cd-5bdf-4f43-a103-d7474c8e32b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61632c-7a41-4025-985b-997833a7aa9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4e7702-69fd-4c7a-a810-fbf497ad809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5d3cfa-f6c6-4e30-8986-a1350ff9aa5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7c0c63-b5db-4031-8f87-66ec8dde0de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a0b03b-0a26-4914-a0f5-0e81bbdf0ae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f817-8691-4180-8feb-7b467d48f47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40787d-ba2e-4cf3-86ab-351fe0ca8c4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d71d1-186f-42f5-a06a-c590a148d84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b68683-e013-4879-89cd-d3399c8be32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c2fe6-de33-4e6f-bf12-6fc8a042214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259288-0f9c-4631-8a6f-8b271bc2b58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588135-507a-40a2-a11f-ca5439c18dc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2d67f8-10e4-42d3-a5ab-b40f79697ad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db3f58-d96f-4153-9194-3f30a063332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8173-cf87-4237-9396-e189f3214a8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55088-9678-4ec3-b576-ea11dd77f6b7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56f8ab-54a2-4aa5-bb64-9c337acedcb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b8424-6990-4ecf-9bfc-8488ccf38f1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107081-6574-441d-82b6-3bfb55938d5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6965d3-ac2f-48f5-bc24-914b5b5168e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5591021-be17-444c-af7d-b9824a1abde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f68d4b-8bc5-48a6-8b75-7e679784e2a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7f374b-ca21-49c3-96a5-59a3b5d6955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96a5d-a12a-4563-a274-a759512c6b2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077bcd-a634-4073-8c8d-8097a87b4cd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05636d-4f73-4576-adf9-56c94329cff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e3a03-0fb3-4975-a360-c5ebe01c29a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9fd06-237b-4efe-89a9-8721a65f62a7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0e0eea-efac-4642-9bbc-9971d18450c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58664d-273a-4130-a4cc-82ea9ad0e16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51ad03-7957-4e76-8d2d-33d7273c7e0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16506e-a86e-4e60-882d-af55b34266c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6bed65-9ccd-40a3-bf5c-0b1ba53a301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a7c181-1e21-4a3a-8ea6-3b0e2580ed0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ca50ac-b8af-45e3-8f65-5c762e2e69e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caeb28-a228-4dba-988e-ac72620fb3c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7a67e-de41-4505-8415-c137c6a4def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d860dc-b97a-450a-9786-76474702976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b56f25-3ce8-4190-be3b-7f54d9706d8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e63ef-19b4-4379-9936-0e7b1b043e3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6001aa-6bfd-4274-9112-4339c361104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5c4aa3-c769-45b2-9465-de4ad33ab66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91a8ba-d59d-4c79-910d-caf504828ff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1b5cc7-bd36-4752-acdd-e2f69a9762e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6b828d-0153-4dcf-8767-5fc2754e29d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764350-8881-4875-94c9-af514f7b922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deee43-8ef7-4e78-80a8-dc4de13e38f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6ec821-77c3-492a-a9f0-a03f9ffdc56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42f23a-9f31-4362-bf97-502a764d5f3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321e70-84fa-479f-b428-aa9926ed08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ad753e-d42b-4349-ae07-c8c7aea427a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4a395d-7561-47e8-a319-abfa939ccdcb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a3bca1-9e38-44e5-8918-a0afec508b1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9eb741-e7da-47f1-b2b6-88678fa1d9d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b4a4ca-b36f-4504-ab2f-e88026feeaaa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c80d17-4fd4-4f0f-9b6a-06c5911d110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6368d4-98e6-4647-9491-b0c8f54eb48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aca4485-dedc-49e5-9a01-6b8e2ef4fd5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602cc5-a107-4ac8-b584-176d0aaab9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66e76c-efcf-475a-9001-7fd310050de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c869ff-3b71-4885-b6b5-bf1ac114f39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a416a1-8e11-4156-a0b0-e7ce8166ab8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a4035-e438-4f82-9b37-d956e483fbd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028320-366a-4567-9568-e4aed97499c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f0e3f1-c5df-4e95-b693-b4fee3e9bb1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815280-a635-40f2-886e-b99876b2b12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130222-e193-499c-af5c-51e9d007fcc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166dab-4d86-4ef8-83b7-bbc783a50d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c89ef-4c0b-4bef-99a6-5c0d2e17ace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ec08b1-bacf-4d58-96e3-279fd4e0484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c31bcd-6480-4520-ab67-66b5a3c53e2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0378d6-8872-4f55-aedc-bb51e25fb7f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b57c3bd-254a-4e93-bb93-48fb77b276a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7766ce-296d-4514-97eb-b9a78f51775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63a7f-04f8-45b8-9a4e-88a33aca61a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7178df-7a20-45a9-a08b-3cdf5ef4f44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b700cb-b552-44d9-82ec-62bf8c365d7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03658-8d36-4bd9-84f3-580a8b9b3be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ce3781c-a1b3-4420-b1d5-e14a5cb4ccd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6620a-e4c5-48e0-b5cb-0f3e4fb927c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e77aa5-4018-44d4-9807-e2a5f89d499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112bda-38c6-4e96-a6a5-291bcabb4be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4b588-8c6f-4e71-bc06-ca47470dc4f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c86fb9-7909-4d8f-8d5b-6b69b24538c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820efa-d000-4dd9-b26e-a39d6887cc7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9d9117-17e9-4092-8847-3842fa79052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587d26-ce4a-49a7-8869-20d95467d8e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1454b3-d23c-4d97-a91b-220769141ba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df2854-ef0a-4017-9614-fcd2b91cda5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a878f-bfc4-4d78-bbba-3f7ea511637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1764cd-c21f-43c4-8d16-fb925ea163d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182e69-8b97-4cca-9b21-1362fd17116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df2a0-0d74-4ed8-a13d-92f5dee41be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8d554c-8092-4c0a-b097-326d6d887e6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adf832-fd1c-493a-b890-09628a4e8bc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7ef293-c39a-4c68-ba36-56bd386974d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53c62c-65e1-418b-8524-c01dcca6626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2dbfaf-9268-442c-9460-9101843b5bb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420db2-5e24-43f7-a53b-9c6756021da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c54abd7-01ae-471a-9776-4b773e5190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31a865-8c81-4676-ba93-af6de3e24de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fe7abc-925f-4601-b15c-d0cf8596416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c48e59-d43c-4555-b2db-51f75e60e87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04d3ea-262c-4f23-9daa-a45801468d2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2d7bb2-30e3-4465-bc25-55080cf76d9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d2386b-9bc1-4f36-95d6-e069f24e2cd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7b4eef-3a58-4b4a-8213-9640f2823eb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e3bb75-f11a-49de-902e-2733ffd48dbb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ba701d-4d84-40d8-bcc1-1acf6e508ea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bc880-e10a-4f81-8d5b-3d03ef74e51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743f56-70ca-4639-b55c-711a4512028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9d938e-a9e8-4447-a9df-40283542bf6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134de-f09b-481e-8c71-fb286e2946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3c39aa-147a-4c25-b8b2-42273bbc303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f1adf3-f227-439c-9bca-9fdc9ec16d4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b79981-7606-43a9-9406-dab47016094b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71bc49-1c1d-4ec4-a3a0-0b8cdb056423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d7d5c1-56a6-48b1-85ab-3962afb7baf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e48498e-8e2b-4076-907a-c6bfb987e51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20a20-4001-4a49-bea3-d56630e4de9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f1615-23af-4f4c-9ce6-47925fe9db0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c0c024-1b50-4453-9263-df257b2e8fa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459680-b396-4598-a7c5-64d800bcca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3ab8c-18ad-489c-8c19-9023e6efda2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127496-8efc-41bb-90f6-84b3855312e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f8eee-5805-4413-a66b-1ed6f853aa8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efe9b5-6ee4-41dd-b0e5-73872f58147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ac201-63bb-46a5-be9d-f3c85a0ff31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063244-8c5b-420a-802e-7bc0d5fe4fd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9f170-5f89-4b3c-9ebc-bd055fc37e7b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50ee08-961f-46c9-afe1-14b135ab8c9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39afa1-fb02-4df5-9ae9-a163ad7c792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25c97e-3342-4e60-af6c-a4fc26a8744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73819-9cd6-45b1-98fb-5800a9dab8e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38b1f-5f7c-43f9-84ca-5e57e38de66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1cc993-3291-48ff-a14a-a86dbad054b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81b4b4-c968-4441-9767-c55061d0389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2d2975-2cfb-4677-aecb-eadca7f334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023f55-4b29-4c2e-a9f5-10255f297e7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97c18e-16f8-46cb-b2db-7ecdbb5e3e4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aca794-f4e2-44f4-8d4e-20112485d15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68e7c8-d003-414b-ab4b-1edc6625334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f71e99-f81d-4487-ad70-48ee2028853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706a9b-d04b-4639-ba10-7621cc5eca1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a6e86a-2143-4556-bdee-c9fa65665e3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2b2fa-7012-4d31-8ee0-44765cf343c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7cfe3d-bc89-48fe-8ed3-a9775c4c5c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5b3051-54f7-4278-8447-f49e4f5e694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2a85df-2ee8-4a30-ad3b-3095eb6f739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0c0ade-dbd5-4e4e-9dd3-d09140bbc28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6c5bcd-bccf-4b00-94ff-f85eda4e29a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69beb-3f0e-4d5f-82d7-f91d229ce59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3aaa2-3f79-4b43-9546-574c9eb4ad4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f8d6d4-fdc9-4643-8603-40930f92b56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bf697-acd0-4861-b400-12c9b12c8f5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8c14a0-575d-4b23-a6e1-1c99016aad24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5004ee-4a3f-4090-ba34-2787a0d37f9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b3d79e-b605-4115-ac84-7390dbf286e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19a14e-c500-4ba5-accd-c5514147fac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0c169-1581-40a9-8caf-c7fe0a1057b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ccf0c7-4073-4785-87db-ed7c5009c5e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aa8d6c-97cd-4291-b265-309c945975f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e15878-7cd9-4b90-b9a0-549de0a0622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9b4b65-a9e5-4a25-bf9c-177432ffb43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9f23b9-8753-467d-918b-c8afd3313eb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24877-3c06-410c-be8d-5c255005042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cf082-6bc9-4e55-ad6f-5ab94570858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7773a0-3b0d-43ab-a5f7-7723ecbe401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b4cc34-7391-4de8-9e3c-28fb34482daf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eea2f5-2eb1-46ee-b9f7-51e013323ff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74753-bdd4-4d04-b9b8-a035f3e332a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d46965-fd25-4b13-a9f8-c7cb337712c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afaa54-3205-4d84-9278-5bda4a54453f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1a37b2-93a4-4b70-89a6-f22f1a954af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75e60-c38b-409f-b839-f64faf66216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0767c3-3394-4563-928e-d18e40ee5b4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5035cd-57df-48a8-a96a-29ee50ab9d9b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6995fd-ac41-41fc-ab43-abd4365cd77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69b25c-bbe6-42a0-9356-fc4a62df8ea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9f57f3-87fc-4409-9b6a-e179cbed2ed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fecd2a-f362-49b1-bf65-ea66f0c63c3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8bcfb0-54cc-4d18-adf8-5872b4ee0d5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12e8a5-a9cf-4250-bebe-f01ef5ee6f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a6968f-f7bf-4f59-b1c4-4b1aa33b5b2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760b2f-a4f8-4f4b-9292-f7a87efef5b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64e52f-d910-4665-8f10-a73e6d0777a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c1d467-c5a7-4850-b46f-69ce3b21ad6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4a4d38e-bb03-4252-a7ad-b898e316cdf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7a253-6a85-44b8-a630-4185273b4ea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4da2c-0169-455f-b6a1-68d1d959ac4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2c7a6-f03d-412c-b9a3-90f18dbc9a5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3bd7a-a7d0-4004-a6ee-287be1d288e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ca7c0e-4adf-4c1b-86ee-2a8bd15d9f5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71495-7fe6-4380-bce6-62a5d7547b7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0a10ee-6512-4ca7-9d21-fee92318bbe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7a6448-c5c3-4965-ac07-70e5d369d77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22b6c1-4b32-40c8-9e9d-d5cda29b6e2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54f408-da3f-4db6-a276-337f8a83a76b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204957-61af-44c2-adc4-e7e93bf2aa9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e18c17-b57f-4965-bf0c-2ba256c16679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dd0663-cbb0-4862-ab79-ff956e1186a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c500cc-7e9b-4551-96be-50b17adedb3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e1c319-887e-4151-ab40-80480da44e1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178313-25ea-46a9-9559-0ed85ffec30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27ebd8-434b-436a-8134-dd4c013edf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737a7-7395-4c64-a09e-b143ad58c129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95ec80-4990-4fe4-9dbc-b217f5d946a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88ba5b-af23-466c-90d8-c021f19b80d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0bf5e8-9771-4cff-826e-fdaa2e9cf53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3720b-765e-439c-8cd7-27f724559e5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8db15-8c29-4b4f-b43c-4e9c46fed4a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b2ae2c-5cdd-4cb2-9220-19112b8b111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b09f9f-7435-4f90-9b35-ee348081e2b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7bdcc5-ec24-428f-846a-67055bd97ef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fda045c-f1f6-4234-8b56-ac5d7bf2ad9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e4d18b-0ca5-478c-9a10-4f7fcee672a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b751d3-24e9-4db6-9556-e3f3ad9d858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043435-2c37-40c8-97f7-cf1e58022e7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9f2fcb-fb5d-4d42-84fb-b80f85e4b7f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d172b2-6c68-4516-8ead-1e840f06ec0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bc4239-33af-43bf-8086-3adae997b3e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804154-2b9d-43dc-8088-0a734f89282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d0b4bf-39c2-449a-bf4c-b079ad1c59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8e00ca-d25f-4b33-9d21-40251047d5cf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4890b6-0361-4169-b992-455beb4f3372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98ac73-62e2-4fd8-ab41-b0b9d8839f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e02cf2-859c-48e2-ac36-c9064e7d03f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e0562e-cd83-4126-9f0e-d08096d927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532cad-83e4-40f5-b053-6a3546ca0de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10c75-642f-4d24-bda4-98ad13146c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a52a2e-3851-4306-be5c-30b4b6f3a49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c02fcc-fd7d-4c0f-8122-9c14c35740ac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0eaf58-c2f9-4f5d-8ec1-1f9bf4749e2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8d6ff0-a5e6-44e7-b23a-dee46cdc9cf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dbafb-0f91-4f8a-9e39-a1052ebc6d8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78ce47-f498-4ca9-87b2-653f4349a6d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1c6f18-f8c8-4811-92b9-54b2134c09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493756-3626-4fb9-826f-58b6d97864b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d8f338-25fe-4338-961b-3db6a3e644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8d4ce-60cc-4af1-a8db-15bc17dae95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710aa0-9622-4f68-a0c3-2e6fc4d6bc8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6c52cc-6fdf-40ab-a8a7-030cff63e70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7d41d-3610-4817-935a-a5c69f63d52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57f74-dc3d-456b-b794-65f5db6fb04a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c2c5c4-fb1f-4b87-a970-511650d9356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788a13-9afb-45c5-a26a-6ffb11708f2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b0e9ff-8833-4240-a12d-da0678a0086f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84a712-8330-4c30-b2c9-9b43b7ea45b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8b7b0-b54d-4a2c-a2de-1b4dea7b251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256b56-5e15-42de-9e5b-79973fae2fe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f0c05b6-98e9-41d7-a01f-ae4231acb6d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1659a-3caa-4afb-b32e-dce5cac77da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8d9073-d32d-4876-997e-3fb7c4bd85a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4638b-1916-4975-940f-1f51ea77048c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853a1b-8636-422a-9beb-ff09e3bf866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aca145-d023-41c6-a7bb-baeb2f2a15e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53850f-aab4-46d5-858e-26dc56cd0bdc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be6435-0486-4726-9dbb-c913f0714bd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0c6eac-d2e7-442f-a3a3-4ecfb0ca69b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34866-e2e2-4535-90c2-2b7428ea09dc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cfe072-0c6b-494c-8a61-643994e5150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29d8d-cbed-4b67-bc29-73cd5fa9500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c98eec-d4d3-49aa-ba41-d05c01340e8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abc5e5-0ef7-49a9-a81d-74a11029c15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92f7d-bb46-471c-91af-0fcae084a0f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f28be7-4bfc-4c64-8727-aee65ca9094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484edb-b0fa-404e-988e-68fcb2fcb14c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512d7a-a560-4a5f-9d61-111e1e2a145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4eb3af-e0ba-475d-b549-462f1714527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f90b1d-2a8b-4f73-b395-ea5d3802e12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ebc559e-2845-4698-8dd5-8e58f6dea7c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a5e4a-2870-4a2e-898c-f84e50f15d8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284a0a-6f58-4d32-ae28-96fa40c852e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c995ba-2026-4df8-97c1-b482cfc615c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bb1cb6-6592-4f12-b9de-af39f7e39f3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7db4-50fa-45a4-af63-81a0f8aa34ea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0754-c3dc-46a4-b720-a0c56dcd9b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b4c7d8-bbd5-49cb-9a0f-79bb5e5e83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49620a-09d6-446c-8cb9-dcbec6110ea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09be7-0f23-49de-99b2-cecd45201bb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c818488-274d-427e-a8f8-4ebe8f9dd18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7cc922-5cae-4bd2-bf45-063cbc02202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c7bf9-33d5-4dfd-a033-b388da2e124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711f4e-5cc8-44e3-b045-b2dac63427e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b3a1d5-c876-46e7-a702-0e82766bb67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60e6c2-94e9-4290-aad2-c25ca70d3ab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5e9432-c33f-4665-ac31-0f0c39be5b6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8176c0-25d3-435c-9e7a-974c9ca308e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314bb-efba-4ac7-a63c-1aeada04508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b3d3ed-1022-4a77-8d9d-9f7233a2cb8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7f6797-6315-421a-bb09-e0150f0b873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fc342-d527-463c-a23c-9b10b4b7425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55e47-3761-45bb-a41e-d5a996d2cce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636aa0-3215-4328-a033-7b774d5c8562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8d430d-9319-4f2d-9cca-6cf02047b76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e13de2-3e3e-494a-982d-7a82cbd8a3c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d93d33-5637-4f43-b150-4b0df555d5f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c159ab-8a2c-43e1-bd55-9592b267c18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7ff108-1666-4c43-8033-b736953ff24f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</table:table>
      <table:table table:name="te" table:style-name="ta1">
        <table:table-column table:style-name="co4" table:default-cell-style-name="Default"/>
        <table:table-column table:style-name="co5" table:default-cell-style-name="Default"/>
        <table:table-column table:style-name="co3" table:number-columns-repeated="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e_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8b7b0-b54d-4a2c-a2de-1b4dea7b251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7f167f4b-d2e5-4226-8b71-7f3616d280f1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:.B395])" office:value-type="float" office:value="1.45431472081218" calcext:value-type="float">
            <text:p>1.45431472081218</text:p>
          </table:table-cell>
          <table:table-cell table:formula="of:=SUM([.B2:.B395])" office:value-type="float" office:value="573" calcext:value-type="float">
            <text:p>573</text:p>
          </table:table-cell>
        </table:table-row>
        <table:table-row table:style-name="ro1">
          <table:table-cell office:value-type="string" calcext:value-type="string">
            <text:p>24f71e99-f81d-4487-ad70-48ee202885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a10e62-9e3a-4561-99aa-5065d8dd038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b4cc34-7391-4de8-9e3c-28fb34482da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284a0a-6f58-4d32-ae28-96fa40c852e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04d3ea-262c-4f23-9daa-a45801468d2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63a7f-04f8-45b8-9a4e-88a33aca61a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8d6ff0-a5e6-44e7-b23a-dee46cdc9cf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aca145-d023-41c6-a7bb-baeb2f2a15e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c7bf9-33d5-4dfd-a033-b388da2e12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127496-8efc-41bb-90f6-84b3855312e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602cc5-a107-4ac8-b584-176d0aaab91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97c18e-16f8-46cb-b2db-7ecdbb5e3e4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107081-6574-441d-82b6-3bfb55938d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00f381-b0d9-4ae4-a408-64bf06ffcc7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6f4174e-aaa6-4996-8483-87d5fea146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dd0663-cbb0-4862-ab79-ff956e1186a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5e9432-c33f-4665-ac31-0f0c39be5b6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0e0eea-efac-4642-9bbc-9971d18450c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d172b2-6c68-4516-8ead-1e840f06ec0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2b2fa-7012-4d31-8ee0-44765cf343c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166dab-4d86-4ef8-83b7-bbc783a50d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043435-2c37-40c8-97f7-cf1e58022e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4eb3af-e0ba-475d-b549-462f1714527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493756-3626-4fb9-826f-58b6d97864b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c500cc-7e9b-4551-96be-50b17adedb3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53c62c-65e1-418b-8524-c01dcca662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7178df-7a20-45a9-a08b-3cdf5ef4f4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8bcfb0-54cc-4d18-adf8-5872b4ee0d5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b7897f-f262-4552-8585-5619f69259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39afa1-fb02-4df5-9ae9-a163ad7c79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41241-17ce-4611-be52-7a3da584a2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130222-e193-499c-af5c-51e9d007fcc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8ba819-29fc-43c0-b4fe-e488ea1d4db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f8eee-5805-4413-a66b-1ed6f853aa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7ce182-626d-49f4-a637-ac1c8bc253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8176c0-25d3-435c-9e7a-974c9ca308e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5e248d-ba02-46e0-8efc-d9f1ccea56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10c75-642f-4d24-bda4-98ad13146c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023f55-4b29-4c2e-a9f5-10255f297e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c58937-cfb6-4dc8-85dd-8b524d5b5e3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3efa7a-ff70-4144-9381-8e6573a1e15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ca7c0e-4adf-4c1b-86ee-2a8bd15d9f5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2c7a6-f03d-412c-b9a3-90f18dbc9a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9d9117-17e9-4092-8847-3842fa7905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8d554c-8092-4c0a-b097-326d6d887e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8d430d-9319-4f2d-9cca-6cf02047b76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14b08a-bc2e-47f1-b11c-b6ebd075318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ac0675-7a7a-431d-8230-e4c3b733db4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644ad6-52e8-4276-aa98-decb4a8711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a6e86a-2143-4556-bdee-c9fa65665e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1df27-6378-48e2-8b4e-7fe7b64f794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79095d-fe23-4470-8ced-ffad000aea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256b56-5e15-42de-9e5b-79973fae2f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25c97e-3342-4e60-af6c-a4fc26a874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c31bcd-6480-4520-ab67-66b5a3c53e2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742699-49e9-482c-be69-d083a9bbc87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dbafb-0f91-4f8a-9e39-a1052ebc6d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b56f25-3ce8-4190-be3b-7f54d9706d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1659a-3caa-4afb-b32e-dce5cac77da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5d811-1e62-44ff-ae00-6783e43dad2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43fdf-0e78-433b-bb65-4594c1dd9be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56f8ab-54a2-4aa5-bb64-9c337acedcb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c89ef-4c0b-4bef-99a6-5c0d2e17ace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356a4-ebd4-4a58-bf10-5feb11f1dd8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38b1f-5f7c-43f9-84ca-5e57e38de6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7c0c63-b5db-4031-8f87-66ec8dde0d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1a37b2-93a4-4b70-89a6-f22f1a954af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ce3781c-a1b3-4420-b1d5-e14a5cb4ccd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fc342-d527-463c-a23c-9b10b4b7425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9fd06-237b-4efe-89a9-8721a65f62a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75e60-c38b-409f-b839-f64faf66216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a7c181-1e21-4a3a-8ea6-3b0e2580ed0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ca50ac-b8af-45e3-8f65-5c762e2e69e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6995fd-ac41-41fc-ab43-abd4365cd77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8e00ca-d25f-4b33-9d21-40251047d5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9d938e-a9e8-4447-a9df-40283542bf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f817-8691-4180-8feb-7b467d48f4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b79981-7606-43a9-9406-dab47016094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e77aa5-4018-44d4-9807-e2a5f89d49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1b5cc7-bd36-4752-acdd-e2f69a9762e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69b25c-bbe6-42a0-9356-fc4a62df8ea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b55e09-69a2-4ad9-8c2c-4aaf5a956e8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6f1ce2-48ef-4770-9b13-952e897c62c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760b2f-a4f8-4f4b-9292-f7a87efef5b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a6c0f2-8466-4e7d-926d-b9d9513a39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95ec80-4990-4fe4-9dbc-b217f5d946a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e80775-2f02-49a1-9698-188938d46b9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0ac31-2320-4189-b5fd-30d2f0666f5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a8de5e-44f7-41e3-97e4-c82b7e17b16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61632c-7a41-4025-985b-997833a7aa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1c6f18-f8c8-4811-92b9-54b2134c091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45b213-ed81-4710-b241-971fcc36a78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c98eec-d4d3-49aa-ba41-d05c01340e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a416a1-8e11-4156-a0b0-e7ce8166ab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6a0879-9d9e-445e-8616-23a0d8220ac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b2ae2c-5cdd-4cb2-9220-19112b8b111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ac201-63bb-46a5-be9d-f3c85a0ff3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028320-366a-4567-9568-e4aed97499c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d16455-4ca4-41ce-8d1d-8825ae9e66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9b4b65-a9e5-4a25-bf9c-177432ffb43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8173-cf87-4237-9396-e189f3214a8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22b6c1-4b32-40c8-9e9d-d5cda29b6e2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4890b6-0361-4169-b992-455beb4f33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e3a03-0fb3-4975-a360-c5ebe01c29a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54501a-e1d2-4564-a61e-638dd729c9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7a67e-de41-4505-8415-c137c6a4de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6368d4-98e6-4647-9491-b0c8f54eb48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e3bb75-f11a-49de-902e-2733ffd48db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d2386b-9bc1-4f36-95d6-e069f24e2cd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cead01-c507-4684-b231-1f6b8772b5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706a9b-d04b-4639-ba10-7621cc5eca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4a395d-7561-47e8-a319-abfa939ccd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d55b551-95fb-45b3-8734-7160c74a887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7a6448-c5c3-4965-ac07-70e5d369d7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60e6c2-94e9-4290-aad2-c25ca70d3ab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bb4142d-c24a-4a4e-bf4e-c1daf5e9aa92</text:p>
          </table:table-cell>
          <table:table-cell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2d2975-2cfb-4677-aecb-eadca7f334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55e47-3761-45bb-a41e-d5a996d2cce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e5edea-a1ac-4075-86aa-1caa2aae0a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c2fe6-de33-4e6f-bf12-6fc8a042214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b8ad33-c1c2-4ca8-a4ff-cb703b339fd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aa8d6c-97cd-4291-b265-309c945975f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b30fc0-4d7d-4f40-ba6f-319bf6e08d0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314bb-efba-4ac7-a63c-1aeada04508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0433c3-1e2a-453a-ba16-aef02753f5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de7f8-e587-4382-a1be-07347807d10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0378d6-8872-4f55-aedc-bb51e25fb7f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c995ba-2026-4df8-97c1-b482cfc615c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2f426-1af1-41b4-8bea-0058d341ad7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4e7702-69fd-4c7a-a810-fbf497ad80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df2854-ef0a-4017-9614-fcd2b91cda5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b68683-e013-4879-89cd-d3399c8be3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bf697-acd0-4861-b400-12c9b12c8f5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820efa-d000-4dd9-b26e-a39d6887cc7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0754-c3dc-46a4-b720-a0c56dcd9b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780bf5-bec6-4bf2-b028-878579acb9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16506e-a86e-4e60-882d-af55b34266c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ba701d-4d84-40d8-bcc1-1acf6e508ea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238620-cd0a-4d85-9924-a3bd50d42ee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0eaf58-c2f9-4f5d-8ec1-1f9bf4749e2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e18c17-b57f-4965-bf0c-2ba256c16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aca4485-dedc-49e5-9a01-6b8e2ef4fd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ec08b1-bacf-4d58-96e3-279fd4e0484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66e76c-efcf-475a-9001-7fd310050de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b4a4ca-b36f-4504-ab2f-e88026feeaa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6001aa-6bfd-4274-9112-4339c361104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f28be7-4bfc-4c64-8727-aee65ca909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f8d6d4-fdc9-4643-8603-40930f92b562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823d5-7a00-46f6-9475-6fcbb011804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3c39aa-147a-4c25-b8b2-42273bbc303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caeb28-a228-4dba-988e-ac72620fb3c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5591021-be17-444c-af7d-b9824a1abde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12e8a5-a9cf-4250-bebe-f01ef5ee6f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6bed65-9ccd-40a3-bf5c-0b1ba53a301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288f21-8959-4e0c-92c3-d8a94852259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8d4ce-60cc-4af1-a8db-15bc17dae9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f68d4b-8bc5-48a6-8b75-7e679784e2a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e13de2-3e3e-494a-982d-7a82cbd8a3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af763b-f106-4c2c-b2b0-c5c25a4824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71495-7fe6-4380-bce6-62a5d7547b7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6965d3-ac2f-48f5-bc24-914b5b5168e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53850f-aab4-46d5-858e-26dc56cd0b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a878f-bfc4-4d78-bbba-3f7ea511637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7f6797-6315-421a-bb09-e0150f0b873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9f2fcb-fb5d-4d42-84fb-b80f85e4b7f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3bd7a-a7d0-4004-a6ee-287be1d288e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178313-25ea-46a9-9559-0ed85ffec30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786b6c-67b5-4225-b9bb-f468f2605b6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b57c3bd-254a-4e93-bb93-48fb77b276a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c159ab-8a2c-43e1-bd55-9592b267c18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e72cf3-1c80-4a7a-8bf7-e7bacbab17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7f374b-ca21-49c3-96a5-59a3b5d695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d93d33-5637-4f43-b150-4b0df555d5f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8c14a0-575d-4b23-a6e1-1c99016aad2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e4d18b-0ca5-478c-9a10-4f7fcee672a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34866-e2e2-4535-90c2-2b7428ea09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03479b-2b48-4116-876c-6aeda107cb6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71bc49-1c1d-4ec4-a3a0-0b8cdb0564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4bb33-8521-4794-abb2-316562c845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3720b-765e-439c-8cd7-27f724559e5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cf082-6bc9-4e55-ad6f-5ab9457085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f492cd-5bdf-4f43-a103-d7474c8e32b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fda045c-f1f6-4234-8b56-ac5d7bf2ad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845fc0-b547-4a9c-bcd2-8f16226dccd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d46965-fd25-4b13-a9f8-c7cb337712c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7a253-6a85-44b8-a630-4185273b4ea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b3d79e-b605-4115-ac84-7390dbf286e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31a865-8c81-4676-ba93-af6de3e24de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b09f9f-7435-4f90-9b35-ee348081e2b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b751d3-24e9-4db6-9556-e3f3ad9d85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adf832-fd1c-493a-b890-09628a4e8bc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c80d17-4fd4-4f0f-9b6a-06c5911d11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51ad03-7957-4e76-8d2d-33d7273c7e0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68e7c8-d003-414b-ab4b-1edc6625334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64e52f-d910-4665-8f10-a73e6d0777a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0767c3-3394-4563-928e-d18e40ee5b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ff4606-35af-4ac1-8045-ab0a091a13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957f4a-9f4a-4a94-9aa4-09556b555f3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2d67f8-10e4-42d3-a5ab-b40f79697ad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6b828d-0153-4dcf-8767-5fc2754e29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b79b2-8378-40e1-a86a-f7ccf434c17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54f408-da3f-4db6-a276-337f8a83a76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b4c7d8-bbd5-49cb-9a0f-79bb5e5e833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36bc0e-0eff-403e-a229-1a2e74ddc6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3ab8c-18ad-489c-8c19-9023e6efda2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e1c319-887e-4151-ab40-80480da44e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87095e-426a-4fd8-809e-a664bca44d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b3d3ed-1022-4a77-8d9d-9f7233a2cb8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14079b-2828-4efd-adc3-c9d839796bf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c86fb9-7909-4d8f-8d5b-6b69b24538c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a0b03b-0a26-4914-a0f5-0e81bbdf0ae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03658-8d36-4bd9-84f3-580a8b9b3be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35c26a-f2d5-4055-aa31-5b58b85924a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7b4eef-3a58-4b4a-8213-9640f2823eb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e8de7f-4474-4fce-872f-b471fb02d8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78ce47-f498-4ca9-87b2-653f4349a6d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459680-b396-4598-a7c5-64d800bcca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e15878-7cd9-4b90-b9a0-549de0a0622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e52fdc-174b-497e-9666-5510ca2059f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0e5bd4-4228-485e-97d5-625625fea31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73819-9cd6-45b1-98fb-5800a9dab8e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f63ad7-87b5-44f7-9ad4-97967a3d590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7d41d-3610-4817-935a-a5c69f63d52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96a5d-a12a-4563-a274-a759512c6b2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5b3051-54f7-4278-8447-f49e4f5e69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c48e59-d43c-4555-b2db-51f75e60e87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b700cb-b552-44d9-82ec-62bf8c365d7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9f57f3-87fc-4409-9b6a-e179cbed2e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d860dc-b97a-450a-9786-76474702976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7766ce-296d-4514-97eb-b9a78f51775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20a20-4001-4a49-bea3-d56630e4de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4a4d38e-bb03-4252-a7ad-b898e316cdf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a4035-e438-4f82-9b37-d956e483fbd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7bdcc5-ec24-428f-846a-67055bd97e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0bf5e8-9771-4cff-826e-fdaa2e9cf53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d7d5c1-56a6-48b1-85ab-3962afb7baf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484edb-b0fa-404e-988e-68fcb2fcb14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112bda-38c6-4e96-a6a5-291bcabb4be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764350-8881-4875-94c9-af514f7b922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3aaa2-3f79-4b43-9546-574c9eb4ad4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6c52cc-6fdf-40ab-a8a7-030cff63e70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4e5be-e016-4ef6-bde8-749e1593862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d0b4bf-39c2-449a-bf4c-b079ad1c59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84a712-8330-4c30-b2c9-9b43b7ea45b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d53a03-0ba3-44d1-b3ee-fbeee68838e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1cc993-3291-48ff-a14a-a86dbad054b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7db4-50fa-45a4-af63-81a0f8aa34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2dbfaf-9268-442c-9460-9101843b5bb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737a7-7395-4c64-a09e-b143ad58c12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2d7bb2-30e3-4465-bc25-55080cf76d9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5212eb-775a-4259-8d57-fc8a8ee367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c818488-274d-427e-a8f8-4ebe8f9dd1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c02fcc-fd7d-4c0f-8122-9c14c35740a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fe7abc-925f-4601-b15c-d0cf8596416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9d00d-25e1-43c3-8be8-1a8e80bba38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ff908c-f00b-4dd8-82e6-3b8312a07a7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1e878c-cf35-4ce1-8525-6559c2f828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f90b1d-2a8b-4f73-b395-ea5d3802e1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a5e4a-2870-4a2e-898c-f84e50f15d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a02f09-a342-4f83-8aff-310f0fd82b8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efe9b5-6ee4-41dd-b0e5-73872f58147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711f4e-5cc8-44e3-b045-b2dac63427e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c9616a-68a7-4f74-876d-3ad91450dec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c0c024-1b50-4453-9263-df257b2e8fa7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6620a-e4c5-48e0-b5cb-0f3e4fb927c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be6435-0486-4726-9dbb-c913f0714bd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072e9-e32c-4cbb-889d-b52be1ebc23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afaa54-3205-4d84-9278-5bda4a54453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d8f338-25fe-4338-961b-3db6a3e6447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587d26-ce4a-49a7-8869-20d95467d8e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321e70-84fa-479f-b428-aa9926ed08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40787d-ba2e-4cf3-86ab-351fe0ca8c4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50ee08-961f-46c9-afe1-14b135ab8c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d89778-f444-4b6b-ad93-b3fd5381f86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815280-a635-40f2-886e-b99876b2b12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fdaa63-f0fd-4343-9ec7-5647c8472fb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e41a1c-1d8c-4b34-accb-1710bbc064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077bcd-a634-4073-8c8d-8097a87b4cd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fecd2a-f362-49b1-bf65-ea66f0c63c3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1764cd-c21f-43c4-8d16-fb925ea163d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e63ef-19b4-4379-9936-0e7b1b043e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df2a0-0d74-4ed8-a13d-92f5dee41be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d71d1-186f-42f5-a06a-c590a148d84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0c6eac-d2e7-442f-a3a3-4ecfb0ca69bb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788a13-9afb-45c5-a26a-6ffb11708f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e48498e-8e2b-4076-907a-c6bfb987e51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bb1cb6-6592-4f12-b9de-af39f7e39f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b3a1d5-c876-46e7-a702-0e82766bb67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fd170-faee-4372-ba9e-f93e19b8c6e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532cad-83e4-40f5-b053-6a3546ca0de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95522-0ea0-4720-b6b0-43d9a542ec0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29d8d-cbed-4b67-bc29-73cd5fa9500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88ba5b-af23-466c-90d8-c021f19b80d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134de-f09b-481e-8c71-fb286e294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846878-4748-4528-85de-8ab499e7862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9eb741-e7da-47f1-b2b6-88678fa1d9d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f0e3f1-c5df-4e95-b693-b4fee3e9bb1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0a10ee-6512-4ca7-9d21-fee92318bbe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81b4b4-c968-4441-9767-c55061d038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2a85df-2ee8-4a30-ad3b-3095eb6f73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b0e9ff-8833-4240-a12d-da0678a0086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e9ed78-8ba1-4acf-a408-92321865d5f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69beb-3f0e-4d5f-82d7-f91d229ce59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7cc922-5cae-4bd2-bf45-063cbc0220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5d3cfa-f6c6-4e30-8986-a1350ff9aa5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27ebd8-434b-436a-8134-dd4c013edf2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aca794-f4e2-44f4-8d4e-20112485d1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6ec821-77c3-492a-a9f0-a03f9ffdc56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d18f7-ef99-41ba-b2bd-5afd1c61d8e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f1615-23af-4f4c-9ce6-47925fe9db0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bc4239-33af-43bf-8086-3adae997b3e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8d9073-d32d-4876-997e-3fb7c4bd85a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91a8ba-d59d-4c79-910d-caf504828f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bc880-e10a-4f81-8d5b-3d03ef74e5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58664d-273a-4130-a4cc-82ea9ad0e16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f3f26e-4cbc-450f-820f-0edc30ebf3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0c169-1581-40a9-8caf-c7fe0a1057b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204957-61af-44c2-adc4-e7e93bf2aa9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182e69-8b97-4cca-9b21-1362fd17116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f2eba1-6de5-4b50-b311-fb3f775754c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4da2c-0169-455f-b6a1-68d1d959ac4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259288-0f9c-4631-8a6f-8b271bc2b5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7c903a-5075-47a4-a2b1-a9dfc3f4b2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7ff108-1666-4c43-8033-b736953ff24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063244-8c5b-420a-802e-7bc0d5fe4fd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420db2-5e24-43f7-a53b-9c6756021da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c2c5c4-fb1f-4b87-a970-511650d9356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f1adf3-f227-439c-9bca-9fdc9ec16d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dec470-af5a-453f-a684-7a74b77a9c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4b588-8c6f-4e71-bc06-ca47470dc4f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710aa0-9622-4f68-a0c3-2e6fc4d6bc8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04f799-db07-476e-94a3-f4277f4a4e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7ef293-c39a-4c68-ba36-56bd386974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92f7d-bb46-471c-91af-0fcae084a0f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f97a2-c9a8-4895-8996-dc1aba0d99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74753-bdd4-4d04-b9b8-a035f3e332a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c1d467-c5a7-4850-b46f-69ce3b21ad6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9f170-5f89-4b3c-9ebc-bd055fc37e7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0c0ade-dbd5-4e4e-9dd3-d09140bbc28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743f56-70ca-4639-b55c-711a4512028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ebc559e-2845-4698-8dd5-8e58f6dea7c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6c5bcd-bccf-4b00-94ff-f85eda4e29a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d00277-566d-4994-85cb-9656f69e76c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853a1b-8636-422a-9beb-ff09e3bf86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eea2f5-2eb1-46ee-b9f7-51e013323ff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a8aece-119c-4f87-a687-cfb29f86bd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c54abd7-01ae-471a-9776-4b773e5190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bddcb3-fb0a-41cd-b3bc-b90f497281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e0562e-cd83-4126-9f0e-d08096d927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7cfe3d-bc89-48fe-8ed3-a9775c4c5c2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de70ff-09a4-4468-85f4-03c6adae85a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8db15-8c29-4b4f-b43c-4e9c46fed4a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57f74-dc3d-456b-b794-65f5db6fb04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4638b-1916-4975-940f-1f51ea77048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05636d-4f73-4576-adf9-56c94329cff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deee43-8ef7-4e78-80a8-dc4de13e38f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b6b933-dab8-46df-a2fc-c20280beda9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ccf0c7-4073-4785-87db-ed7c5009c5e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a52a2e-3851-4306-be5c-30b4b6f3a49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588135-507a-40a2-a11f-ca5439c18d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fbfda5-c110-4fcc-8cb7-fea1ec0b131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9f23b9-8753-467d-918b-c8afd3313eb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c869ff-3b71-4885-b6b5-bf1ac114f39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09be7-0f23-49de-99b2-cecd45201bb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7773a0-3b0d-43ab-a5f7-7723ecbe40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19a14e-c500-4ba5-accd-c5514147fac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24877-3c06-410c-be8d-5c255005042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98ac73-62e2-4fd8-ab41-b0b9d8839f1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aa44f3-62c0-48a4-82cd-cb0bfd93270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db3f58-d96f-4153-9194-3f30a063332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636aa0-3215-4328-a033-7b774d5c85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a6968f-f7bf-4f59-b1c4-4b1aa33b5b2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49620a-09d6-446c-8cb9-dcbec6110ea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695d10-2cc7-4ec9-b2f3-8e6be060ff7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f0c05b6-98e9-41d7-a01f-ae4231acb6d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42f23a-9f31-4362-bf97-502a764d5f3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b21fde-7341-458f-9761-525d9696c17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1454b3-d23c-4d97-a91b-220769141ba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5c4aa3-c769-45b2-9465-de4ad33ab6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cfe072-0c6b-494c-8a61-643994e5150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d822de-c71f-4a57-a4fa-b5fa1b45527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5035cd-57df-48a8-a96a-29ee50ab9d9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e02cf2-859c-48e2-ac36-c9064e7d03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41acf3-7d3d-4362-9900-4624ec17dd9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ad753e-d42b-4349-ae07-c8c7aea427a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804154-2b9d-43dc-8088-0a734f89282e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512d7a-a560-4a5f-9d61-111e1e2a145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abc5e5-0ef7-49a9-a81d-74a11029c1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a3bca1-9e38-44e5-8918-a0afec508b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b8424-6990-4ecf-9bfc-8488ccf38f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5004ee-4a3f-4090-ba34-2787a0d37f9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55088-9678-4ec3-b576-ea11dd77f6b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</table:table>
      <table:table table:name="al" table:style-name="ta1">
        <table:table-column table:style-name="co6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t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19a14e-c500-4ba5-accd-c5514147facd</text:p>
          </table:table-cell>
          <table:table-cell office:value-type="float" office:value="5" calcext:value-type="float">
            <text:p>5</text:p>
          </table:table-cell>
          <table:table-cell table:number-columns-repeated="3"/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ede13de2-3e3e-494a-982d-7a82cbd8a3cf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formula="of:=AVERAGE([.B2:.B395])" office:value-type="float" office:value="6.45431472081218" calcext:value-type="float">
            <text:p>6.45431472081218</text:p>
          </table:table-cell>
          <table:table-cell table:formula="of:=SUM([.B2:.B395])" office:value-type="float" office:value="2543" calcext:value-type="float">
            <text:p>2543</text:p>
          </table:table-cell>
        </table:table-row>
        <table:table-row table:style-name="ro1">
          <table:table-cell office:value-type="string" calcext:value-type="string">
            <text:p>3c54abd7-01ae-471a-9776-4b773e51907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2a85df-2ee8-4a30-ad3b-3095eb6f739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b4cc34-7391-4de8-9e3c-28fb34482daf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2d67f8-10e4-42d3-a5ab-b40f79697ad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b6b933-dab8-46df-a2fc-c20280beda9d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cf8d6d4-fdc9-4643-8603-40930f92b56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ba701d-4d84-40d8-bcc1-1acf6e508ea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53c62c-65e1-418b-8524-c01dcca6626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4273819-9cd6-45b1-98fb-5800a9dab8e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2dbfaf-9268-442c-9460-9101843b5bb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d00277-566d-4994-85cb-9656f69e76c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b0e9ff-8833-4240-a12d-da0678a0086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df2854-ef0a-4017-9614-fcd2b91cda5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1a37b2-93a4-4b70-89a6-f22f1a954af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b6ec821-77c3-492a-a9f0-a03f9ffdc56b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40787d-ba2e-4cf3-86ab-351fe0ca8c4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dec470-af5a-453f-a684-7a74b77a9c4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459680-b396-4598-a7c5-64d800bcca1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69f2fcb-fb5d-4d42-84fb-b80f85e4b7fc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288f21-8959-4e0c-92c3-d8a94852259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7ce182-626d-49f4-a637-ac1c8bc2539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5e248d-ba02-46e0-8efc-d9f1ccea561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bc4239-33af-43bf-8086-3adae997b3e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c80d17-4fd4-4f0f-9b6a-06c5911d110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6368d4-98e6-4647-9491-b0c8f54eb48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f492cd-5bdf-4f43-a103-d7474c8e32b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7c903a-5075-47a4-a2b1-a9dfc3f4b24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e02cf2-859c-48e2-ac36-c9064e7d03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5212eb-775a-4259-8d57-fc8a8ee367e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7db4-50fa-45a4-af63-81a0f8aa34ea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5ff4606-35af-4ac1-8045-ab0a091a135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71bc49-1c1d-4ec4-a3a0-0b8cdb05642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45b213-ed81-4710-b241-971fcc36a78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adf832-fd1c-493a-b890-09628a4e8bca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54890b6-0361-4169-b992-455beb4f3372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112bda-38c6-4e96-a6a5-291bcabb4be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deee43-8ef7-4e78-80a8-dc4de13e38f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7a253-6a85-44b8-a630-4185273b4ea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7ef293-c39a-4c68-ba36-56bd386974d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788a13-9afb-45c5-a26a-6ffb11708f2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aca4485-dedc-49e5-9a01-6b8e2ef4fd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7cc922-5cae-4bd2-bf45-063cbc02202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eaa44f3-62c0-48a4-82cd-cb0bfd93270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493756-3626-4fb9-826f-58b6d97864b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ca7c0e-4adf-4c1b-86ee-2a8bd15d9f5c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98d430d-9319-4f2d-9cca-6cf02047b76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d1764cd-c21f-43c4-8d16-fb925ea163d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4ff817-8691-4180-8feb-7b467d48f47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87095e-426a-4fd8-809e-a664bca44d4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8db15-8c29-4b4f-b43c-4e9c46fed4a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c02fcc-fd7d-4c0f-8122-9c14c35740a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6a6968f-f7bf-4f59-b1c4-4b1aa33b5b20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46620a-e4c5-48e0-b5cb-0f3e4fb927c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6001aa-6bfd-4274-9112-4339c361104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9b55e09-69a2-4ad9-8c2c-4aaf5a956e8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c869ff-3b71-4885-b6b5-bf1ac114f39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76995fd-ac41-41fc-ab43-abd4365cd77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58664d-273a-4130-a4cc-82ea9ad0e16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aca794-f4e2-44f4-8d4e-20112485d15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a846878-4748-4528-85de-8ab499e7862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c995ba-2026-4df8-97c1-b482cfc615c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56f8ab-54a2-4aa5-bb64-9c337acedcb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e18c17-b57f-4965-bf0c-2ba256c166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98ba819-29fc-43c0-b4fe-e488ea1d4db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5b79981-7606-43a9-9406-dab47016094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22b6c1-4b32-40c8-9e9d-d5cda29b6e2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3bd7a-a7d0-4004-a6ee-287be1d288e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76c52cc-6fdf-40ab-a8a7-030cff63e70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a5e4a-2870-4a2e-898c-f84e50f15d85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849620a-09d6-446c-8cb9-dcbec6110ea3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127496-8efc-41bb-90f6-84b3855312ee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5035cd-57df-48a8-a96a-29ee50ab9d9b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79d00d-25e1-43c3-8be8-1a8e80bba38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5d3cfa-f6c6-4e30-8986-a1350ff9aa5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ac0675-7a7a-431d-8230-e4c3b733db4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8c2fe6-de33-4e6f-bf12-6fc8a042214c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8c159ab-8a2c-43e1-bd55-9592b267c18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7773a0-3b0d-43ab-a5f7-7723ecbe40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1c6f18-f8c8-4811-92b9-54b2134c091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d8f338-25fe-4338-961b-3db6a3e6447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5591021-be17-444c-af7d-b9824a1abde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4192f7d-bb46-471c-91af-0fcae084a0f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f98ac73-62e2-4fd8-ab41-b0b9d8839f1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b78ce47-f498-4ca9-87b2-653f4349a6d3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256b56-5e15-42de-9e5b-79973fae2fe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1b5cc7-bd36-4752-acdd-e2f69a9762e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b09f9f-7435-4f90-9b35-ee348081e2b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ce3781c-a1b3-4420-b1d5-e14a5cb4ccd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69b25c-bbe6-42a0-9356-fc4a62df8ea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804154-2b9d-43dc-8088-0a734f89282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dd0663-cbb0-4862-ab79-ff956e1186ab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bddcb3-fb0a-41cd-b3bc-b90f4972815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f63ad7-87b5-44f7-9ad4-97967a3d590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f2b2fa-7012-4d31-8ee0-44765cf343c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a03479b-2b48-4116-876c-6aeda107cb6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97c18e-16f8-46cb-b2db-7ecdbb5e3e4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ec08b1-bacf-4d58-96e3-279fd4e0484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38b7b0-b54d-4a2c-a2de-1b4dea7b251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1cc993-3291-48ff-a14a-a86dbad054b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54f408-da3f-4db6-a276-337f8a83a76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d16455-4ca4-41ce-8d1d-8825ae9e668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655e47-3761-45bb-a41e-d5a996d2cceb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57f74-dc3d-456b-b794-65f5db6fb04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134de-f09b-481e-8c71-fb286e2946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0e0eea-efac-4642-9bbc-9971d18450c9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321e70-84fa-479f-b428-aa9926ed087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95ec80-4990-4fe4-9dbc-b217f5d946a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0433c3-1e2a-453a-ba16-aef02753f58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6965d3-ac2f-48f5-bc24-914b5b5168e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3e3bb75-f11a-49de-902e-2733ffd48dbb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2820efa-d000-4dd9-b26e-a39d6887cc7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6f4174e-aaa6-4996-8483-87d5fea146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8d554c-8092-4c0a-b097-326d6d887e6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97a67e-de41-4505-8415-c137c6a4def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8d4ce-60cc-4af1-a8db-15bc17dae95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b30fc0-4d7d-4f40-ba6f-319bf6e08d0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e3a03-0fb3-4975-a360-c5ebe01c29a4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1454b3-d23c-4d97-a91b-220769141ba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6f97a2-c9a8-4895-8996-dc1aba0d995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09fd06-237b-4efe-89a9-8721a65f62a7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0767c3-3394-4563-928e-d18e40ee5b4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6314bb-efba-4ac7-a63c-1aeada045083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41acf3-7d3d-4362-9900-4624ec17dd9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f90b1d-2a8b-4f73-b395-ea5d3802e1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91a8ba-d59d-4c79-910d-caf504828ff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e52fdc-174b-497e-9666-5510ca2059fa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760b2f-a4f8-4f4b-9292-f7a87efef5b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c818488-274d-427e-a8f8-4ebe8f9dd18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d822de-c71f-4a57-a4fa-b5fa1b45527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7130222-e193-499c-af5c-51e9d007fcc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a52a2e-3851-4306-be5c-30b4b6f3a49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2d2975-2cfb-4677-aecb-eadca7f3349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711f4e-5cc8-44e3-b045-b2dac63427e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5b3051-54f7-4278-8447-f49e4f5e6946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51ad03-7957-4e76-8d2d-33d7273c7e0e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d2386b-9bc1-4f36-95d6-e069f24e2cd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74e5be-e016-4ef6-bde8-749e1593862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db3f58-d96f-4153-9194-3f30a063332d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7c0c63-b5db-4031-8f87-66ec8dde0de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259288-0f9c-4631-8a6f-8b271bc2b58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6a0b03b-0a26-4914-a0f5-0e81bbdf0ae4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b00f381-b0d9-4ae4-a408-64bf06ffcc7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ca50ac-b8af-45e3-8f65-5c762e2e69e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dd7d5c1-56a6-48b1-85ab-3962afb7baf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327ebd8-434b-436a-8134-dd4c013edf2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356a4-ebd4-4a58-bf10-5feb11f1dd8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8e00ca-d25f-4b33-9d21-40251047d5c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0869beb-3f0e-4d5f-82d7-f91d229ce59f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077bcd-a634-4073-8c8d-8097a87b4cd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c2c5c4-fb1f-4b87-a970-511650d9356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4b8424-6990-4ecf-9bfc-8488ccf38f1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764350-8881-4875-94c9-af514f7b922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484edb-b0fa-404e-988e-68fcb2fcb14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bb1cb6-6592-4f12-b9de-af39f7e39f3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6d89778-f444-4b6b-ad93-b3fd5381f86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7f0e3f1-c5df-4e95-b693-b4fee3e9bb1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167f4b-d2e5-4226-8b71-7f3616d280f1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0a4035-e438-4f82-9b37-d956e483fbd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b57c3bd-254a-4e93-bb93-48fb77b276ab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6bed65-9ccd-40a3-bf5c-0b1ba53a301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2bf697-acd0-4861-b400-12c9b12c8f5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55088-9678-4ec3-b576-ea11dd77f6b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caeb28-a228-4dba-988e-ac72620fb3c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b4c7d8-bbd5-49cb-9a0f-79bb5e5e833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dac201-63bb-46a5-be9d-f3c85a0ff31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16f1ce2-48ef-4770-9b13-952e897c62c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d4a395d-7561-47e8-a319-abfa939ccdc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ae5edea-a1ac-4075-86aa-1caa2aae0a5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3efa7a-ff70-4144-9381-8e6573a1e15c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cdcf082-6bc9-4e55-ad6f-5ab945708582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4f71e99-f81d-4487-ad70-48ee2028853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8bcfb0-54cc-4d18-adf8-5872b4ee0d5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9d9117-17e9-4092-8847-3842fa790521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b700cb-b552-44d9-82ec-62bf8c365d7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8786b6c-67b5-4225-b9bb-f468f2605b6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841241-17ce-4611-be52-7a3da584a26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46c5bcd-bccf-4b00-94ff-f85eda4e29a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b9f57f3-87fc-4409-9b6a-e179cbed2edc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0c6eac-d2e7-442f-a3a3-4ecfb0ca69b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9f170-5f89-4b3c-9ebc-bd055fc37e7b</text:p>
          </table:table-cell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c31a865-8c81-4676-ba93-af6de3e24de3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7c7bf9-33d5-4dfd-a033-b388da2e1241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0378d6-8872-4f55-aedc-bb51e25fb7f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9f23b9-8753-467d-918b-c8afd3313eb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05636d-4f73-4576-adf9-56c94329cff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c500cc-7e9b-4551-96be-50b17adedb3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8780bf5-bec6-4bf2-b028-878579acb978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b3d3ed-1022-4a77-8d9d-9f7233a2cb8f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681b4b4-c968-4441-9767-c55061d03893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aca145-d023-41c6-a7bb-baeb2f2a15e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072e9-e32c-4cbb-889d-b52be1ebc23f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7ff108-1666-4c43-8033-b736953ff24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7bc880-e10a-4f81-8d5b-3d03ef74e51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238620-cd0a-4d85-9924-a3bd50d42ee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0f28be7-4bfc-4c64-8727-aee65ca909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a10e62-9e3a-4561-99aa-5065d8dd03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c86fb9-7909-4d8f-8d5b-6b69b24538c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588135-507a-40a2-a11f-ca5439c18dcf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74753-bdd4-4d04-b9b8-a035f3e332a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ff96a5d-a12a-4563-a274-a759512c6b2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50e63ef-19b4-4379-9936-0e7b1b043e3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6b828d-0153-4dcf-8767-5fc2754e29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fde70ff-09a4-4468-85f4-03c6adae85a7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84a712-8330-4c30-b2c9-9b43b7ea45b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37f374b-ca21-49c3-96a5-59a3b5d695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e48498e-8e2b-4076-907a-c6bfb987e51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853a1b-8636-422a-9beb-ff09e3bf866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a8aece-119c-4f87-a687-cfb29f86bd84</text:p>
          </table:table-cell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17f6797-6315-421a-bb09-e0150f0b873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a512d7a-a560-4a5f-9d61-111e1e2a14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e644ad6-52e8-4276-aa98-decb4a8711e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7cfe3d-bc89-48fe-8ed3-a9775c4c5c2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636bc0e-0eff-403e-a229-1a2e74ddc634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4eb3af-e0ba-475d-b549-462f1714527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8173-cf87-4237-9396-e189f3214a8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b3a1d5-c876-46e7-a702-0e82766bb677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2ccf0c7-4073-4785-87db-ed7c5009c5e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fb7897f-f262-4552-8585-5619f6925927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695d10-2cc7-4ec9-b2f3-8e6be060ff7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0420a20-4001-4a49-bea3-d56630e4de91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636aa0-3215-4328-a033-7b774d5c856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53850f-aab4-46d5-858e-26dc56cd0bdc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9d938e-a9e8-4447-a9df-40283542bf6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1a416a1-8e11-4156-a0b0-e7ce8166ab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532cad-83e4-40f5-b053-6a3546ca0de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52c7a6-f03d-412c-b9a3-90f18dbc9a5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c0a10ee-6512-4ca7-9d21-fee92318bbe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95e9432-c33f-4665-ac31-0f0c39be5b6c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af763b-f106-4c2c-b2b0-c5c25a48245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3f3f26e-4cbc-450f-820f-0edc30ebf34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654501a-e1d2-4564-a61e-638dd729c90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b4a4ca-b36f-4504-ab2f-e88026feeaa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d420db2-5e24-43f7-a53b-9c6756021da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47df2a0-0d74-4ed8-a13d-92f5dee41be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5742699-49e9-482c-be69-d083a9bbc87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f9737a7-7395-4c64-a09e-b143ad58c129</text:p>
          </table:table-cell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134638b-1916-4975-940f-1f51ea77048c</text:p>
          </table:table-cell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fc342-d527-463c-a23c-9b10b4b74259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7d41d-3610-4817-935a-a5c69f63d52b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202f426-1af1-41b4-8bea-0058d341ad7d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19f8eee-5805-4413-a66b-1ed6f853aa89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30d71d1-186f-42f5-a06a-c590a148d849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cf2eba1-6de5-4b50-b311-fb3f775754c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5004ee-4a3f-4090-ba34-2787a0d37f9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1c98eec-d4d3-49aa-ba41-d05c01340e8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283ab8c-18ad-489c-8c19-9023e6efda2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c64e52f-d910-4665-8f10-a73e6d0777a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050ee08-961f-46c9-afe1-14b135ab8c9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79095d-fe23-4470-8ced-ffad000aea03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9023f55-4b29-4c2e-a9f5-10255f297e70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3ff908c-f00b-4dd8-82e6-3b8312a07a7d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343fdf-0e78-433b-bb65-4594c1dd9beb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4b588-8c6f-4e71-bc06-ca47470dc4f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afaa54-3205-4d84-9278-5bda4a54453f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b56f25-3ce8-4190-be3b-7f54d9706d8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587d26-ce4a-49a7-8869-20d95467d8e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710aa0-9622-4f68-a0c3-2e6fc4d6bc8a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3c39aa-147a-4c25-b8b2-42273bbc3038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6e41a1c-1d8c-4b34-accb-1710bbc0644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9663a7f-04f8-45b8-9a4e-88a33aca61a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275e60-c38b-409f-b839-f64faf66216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d55d811-1e62-44ff-ae00-6783e43dad2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e8c14a0-575d-4b23-a6e1-1c99016aad24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ed53a03-0ba3-44d1-b3ee-fbeee68838e8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7602cc5-a107-4ac8-b584-176d0aaab91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488ba5b-af23-466c-90d8-c021f19b80d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eb2ae2c-5cdd-4cb2-9220-19112b8b111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ef1adf3-f227-439c-9bca-9fdc9ec16d4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27178df-7a20-45a9-a08b-3cdf5ef4f44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204da2c-0169-455f-b6a1-68d1d959ac48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2c0c024-1b50-4453-9263-df257b2e8fa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1a7c181-1e21-4a3a-8ea6-3b0e2580ed0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182e69-8b97-4cca-9b21-1362fd17116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ee80775-2f02-49a1-9698-188938d46b9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d55b551-95fb-45b3-8734-7160c74a887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043435-2c37-40c8-97f7-cf1e58022e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571495-7fe6-4380-bce6-62a5d7547b7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8fdaa63-f0fd-4343-9ec7-5647c8472fb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063244-8c5b-420a-802e-7bc0d5fe4fd6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42f23a-9f31-4362-bf97-502a764d5f3f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60c0ade-dbd5-4e4e-9dd3-d09140bbc28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a04d3ea-262c-4f23-9daa-a45801468d2b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95522-0ea0-4720-b6b0-43d9a542ec0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d172b2-6c68-4516-8ead-1e840f06ec02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aaa8d6c-97cd-4291-b265-309c945975ff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f0c05b6-98e9-41d7-a01f-ae4231acb6d9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c0ac31-2320-4189-b5fd-30d2f0666f5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c31bcd-6480-4520-ab67-66b5a3c53e2b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912e8a5-a9cf-4250-bebe-f01ef5ee6f23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2909be7-0f23-49de-99b2-cecd45201bb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4b68683-e013-4879-89cd-d3399c8be32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d04f799-db07-476e-94a3-f4277f4a4e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fc58937-cfb6-4dc8-85dd-8b524d5b5e3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743f56-70ca-4639-b55c-711a4512028b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bb4142d-c24a-4a4e-bf4e-c1daf5e9aa9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107081-6574-441d-82b6-3bfb55938d5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0eaf58-c2f9-4f5d-8ec1-1f9bf4749e2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9204957-61af-44c2-adc4-e7e93bf2aa93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cd46965-fd25-4b13-a9f8-c7cb337712c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e0562e-cd83-4126-9f0e-d08096d9272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514b08a-bc2e-47f1-b11c-b6ebd075318a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b21fde-7341-458f-9761-525d9696c17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171659a-3caa-4afb-b32e-dce5cac77da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f1615-23af-4f4c-9ce6-47925fe9db0d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243720b-765e-439c-8cd7-27f724559e5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303658-8d36-4bd9-84f3-580a8b9b3be1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4fe7abc-925f-4601-b15c-d0cf85964163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9510c75-642f-4d24-bda4-98ad13146c96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8e4d18b-0ca5-478c-9a10-4f7fcee672ad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7b4eef-3a58-4b4a-8213-9640f2823eba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eea2f5-2eb1-46ee-b9f7-51e013323ff5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7d93d33-5637-4f43-b150-4b0df555d5f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21df27-6378-48e2-8b4e-7fe7b64f794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1823d5-7a00-46f6-9475-6fcbb011804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00de7f8-e587-4382-a1be-07347807d10c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a39afa1-fb02-4df5-9ae9-a163ad7c792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835c26a-f2d5-4055-aa31-5b58b85924a2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2a02f09-a342-4f83-8aff-310f0fd82b8c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9b4b65-a9e5-4a25-bf9c-177432ffb43d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ebc559e-2845-4698-8dd5-8e58f6dea7c1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f7a6448-c5c3-4965-ac07-70e5d369d772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bb8ad33-c1c2-4ca8-a4ff-cb703b339fd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9e9ed78-8ba1-4acf-a408-92321865d5f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34866-e2e2-4535-90c2-2b7428ea09dc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c1d467-c5a7-4850-b46f-69ce3b21ad6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0efe9b5-6ee4-41dd-b0e5-73872f58147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14e7702-69fd-4c7a-a810-fbf497ad809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754bb33-8521-4794-abb2-316562c84570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2be6435-0486-4726-9dbb-c913f0714bdf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860e6c2-94e9-4290-aad2-c25ca70d3ab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8e8de7f-4474-4fce-872f-b471fb02d89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8176c0-25d3-435c-9e7a-974c9ca308e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9d0b4bf-39c2-449a-bf4c-b079ad1c59ce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abc5e5-0ef7-49a9-a81d-74a11029c15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da0c169-1581-40a9-8caf-c7fe0a1057bf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a8d9073-d32d-4876-997e-3fb7c4bd85a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6a6e86a-2143-4556-bdee-c9fa65665e3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be15878-7cd9-4b90-b9a0-549de0a0622f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70bf5e8-9771-4cff-826e-fdaa2e9cf53a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c815280-a635-40f2-886e-b99876b2b12e</text:p>
          </table:table-cell>
          <table:table-cell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36b79b2-8378-40e1-a86a-f7ccf434c17c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42d7bb2-30e3-4465-bc25-55080cf76d9f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65c4aa3-c769-45b2-9465-de4ad33ab66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0e77aa5-4018-44d4-9807-e2a5f89d499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59dbafb-0f91-4f8a-9e39-a1052ebc6d8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4dc89ef-4c0b-4bef-99a6-5c0d2e17ace7</text:p>
          </table:table-cell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57bdcc5-ec24-428f-846a-67055bd97ef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85fd170-faee-4372-ba9e-f93e19b8c6e3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661632c-7a41-4025-985b-997833a7aa9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0d18f7-ef99-41ba-b2bd-5afd1c61d8e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525c97e-3342-4e60-af6c-a4fc26a87444</text:p>
          </table:table-cell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178313-25ea-46a9-9559-0ed85ffec30e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2e72cf3-1c80-4a7a-8bf7-e7bacbab171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0e1c319-887e-4151-ab40-80480da44e18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13a878f-bfc4-4d78-bbba-3f7ea511637a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fda045c-f1f6-4234-8b56-ac5d7bf2ad9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4a4d38e-bb03-4252-a7ad-b898e316cdf0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3845fc0-b547-4a9c-bcd2-8f16226dccd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716506e-a86e-4e60-882d-af55b34266c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47766ce-296d-4514-97eb-b9a78f51775b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58d6ff0-a5e6-44e7-b23a-dee46cdc9cf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4028320-366a-4567-9568-e4aed97499cd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d860dc-b97a-450a-9786-764747029768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16a0879-9d9e-445e-8616-23a0d8220ac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1e878c-cf35-4ce1-8525-6559c2f828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3706a9b-d04b-4639-ba10-7621cc5eca17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bfbfda5-c110-4fcc-8cb7-fea1ec0b131e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14079b-2828-4efd-adc3-c9d839796bf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acead01-c507-4684-b231-1f6b8772b510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3a6c0f2-8466-4e7d-926d-b9d9513a3919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cb38b1f-5f7c-43f9-84ca-5e57e38de66e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0cfe072-0c6b-494c-8a61-643994e5150d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c9eb741-e7da-47f1-b2b6-88678fa1d9d2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05e0754-c3dc-46a4-b720-a0c56dcd9b75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a3bca1-9e38-44e5-8918-a0afec508b18</text:p>
          </table:table-cell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fc48e59-d43c-4555-b2db-51f75e60e87e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ad753e-d42b-4349-ae07-c8c7aea427a0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8a284a0a-6f58-4d32-ae28-96fa40c852e0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7366e76c-efcf-475a-9001-7fd310050de3</text:p>
          </table:table-cell>
          <table:table-cell office:value-type="float" office:value="73" calcext:value-type="float">
            <text:p>7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6924877-3c06-410c-be8d-5c255005042a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3029d8d-cbed-4b67-bc29-73cd5fa95000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2b751d3-24e9-4db6-9556-e3f3ad9d8588</text:p>
          </table:table-cell>
          <table:table-cell office:value-type="float" office:value="66" calcext:value-type="float">
            <text:p>6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4a8de5e-44f7-41e3-97e4-c82b7e17b16f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9b0e5bd4-4228-485e-97d5-625625fea31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bf68d4b-8bc5-48a6-8b75-7e679784e2a5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7fecd2a-f362-49b1-bf65-ea66f0c63c3b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8b3d79e-b605-4115-ac84-7390dbf286e6</text:p>
          </table:table-cell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957f4a-9f4a-4a94-9aa4-09556b555f38</text:p>
          </table:table-cell>
          <table:table-cell office:value-type="float" office:value="127" calcext:value-type="float">
            <text:p>12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3166dab-4d86-4ef8-83b7-bbc783a50d34</text:p>
          </table:table-cell>
          <table:table-cell office:value-type="float" office:value="187" calcext:value-type="float">
            <text:p>18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0b3aaa2-3f79-4b43-9546-574c9eb4ad4d</text:p>
          </table:table-cell>
          <table:table-cell office:value-type="float" office:value="185" calcext:value-type="float">
            <text:p>18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27c9616a-68a7-4f74-876d-3ad91450dec5</text:p>
          </table:table-cell>
          <table:table-cell office:value-type="float" office:value="67" calcext:value-type="float">
            <text:p>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5468e7c8-d003-414b-ab4b-1edc6625334d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9T13:55:24.154382220</meta:creation-date>
    <dc:date>2025-07-29T14:38:46.437583974</dc:date>
    <meta:editing-duration>PT26M28S</meta:editing-duration>
    <meta:editing-cycles>4</meta:editing-cycles>
    <meta:generator>LibreOffice/24.2.7.2$Linux_X86_64 LibreOffice_project/420$Build-2</meta:generator>
    <meta:document-statistic meta:table-count="3" meta:cell-count="2383" meta:object-count="0"/>
  </office:meta>
</office:document-meta>
</file>